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3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4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6" style:family="paragraph" style:parent-style-name="Standard">
      <style:text-properties officeooo:paragraph-rsid="0b0ddd8e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paragraph-rsid="0daa4aef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4adb30"/>
    </style:style>
    <style:style style:name="P56" style:family="paragraph" style:parent-style-name="Standard">
      <style:text-properties officeooo:rsid="0dde9a1c" officeooo:paragraph-rsid="0f5bbe35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8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9" style:family="paragraph" style:parent-style-name="Standard">
      <style:text-properties officeooo:paragraph-rsid="0f1c472f"/>
    </style:style>
    <style:style style:name="P60" style:family="paragraph" style:parent-style-name="Standard">
      <style:text-properties officeooo:paragraph-rsid="0f3ae219"/>
    </style:style>
    <style:style style:name="P61" style:family="paragraph" style:parent-style-name="Standard">
      <style:text-properties officeooo:paragraph-rsid="0f3d081d"/>
    </style:style>
    <style:style style:name="P62" style:family="paragraph" style:parent-style-name="Footnote">
      <style:text-properties officeooo:rsid="043ccc66" officeooo:paragraph-rsid="0f40045a"/>
    </style:style>
    <style:style style:name="P63" style:family="paragraph" style:parent-style-name="Footnote">
      <style:text-properties officeooo:rsid="043ccc66" officeooo:paragraph-rsid="0f4dc0dc"/>
    </style:style>
    <style:style style:name="P64" style:family="paragraph" style:parent-style-name="Footnote">
      <style:text-properties officeooo:paragraph-rsid="0f40045a"/>
    </style:style>
    <style:style style:name="P65" style:family="paragraph" style:parent-style-name="Footnote">
      <style:text-properties officeooo:paragraph-rsid="0f4a4d76"/>
    </style:style>
    <style:style style:name="P66" style:family="paragraph" style:parent-style-name="Standard">
      <style:text-properties officeooo:paragraph-rsid="0f4adb30"/>
    </style:style>
    <style:style style:name="P67" style:family="paragraph" style:parent-style-name="Standard">
      <style:text-properties officeooo:paragraph-rsid="0f4cd335"/>
    </style:style>
    <style:style style:name="P68" style:family="paragraph" style:parent-style-name="Standard">
      <style:text-properties officeooo:paragraph-rsid="0f6ac771"/>
    </style:style>
    <style:style style:name="P69" style:family="paragraph" style:parent-style-name="Standard">
      <style:text-properties officeooo:paragraph-rsid="0f6bda9d"/>
    </style:style>
    <style:style style:name="P70" style:family="paragraph" style:parent-style-name="Standard">
      <style:text-properties officeooo:paragraph-rsid="0f6c44a3"/>
    </style:style>
    <style:style style:name="P71" style:family="paragraph" style:parent-style-name="Standard">
      <style:text-properties officeooo:paragraph-rsid="0f6d3852"/>
    </style:style>
    <style:style style:name="P72" style:family="paragraph" style:parent-style-name="Standard">
      <style:text-properties officeooo:paragraph-rsid="0f6d4ef8"/>
    </style:style>
    <style:style style:name="P73" style:family="paragraph" style:parent-style-name="Standard">
      <style:paragraph-properties fo:text-align="center" style:justify-single-word="false"/>
      <style:text-properties officeooo:paragraph-rsid="0cc50ec9"/>
    </style:style>
    <style:style style:name="P74" style:family="paragraph" style:parent-style-name="Standard">
      <style:paragraph-properties fo:text-align="center" style:justify-single-word="false"/>
      <style:text-properties officeooo:paragraph-rsid="0f6ac771"/>
    </style:style>
    <style:style style:name="P75" style:family="paragraph" style:parent-style-name="Standard">
      <style:paragraph-properties fo:text-align="center" style:justify-single-word="false"/>
      <style:text-properties officeooo:paragraph-rsid="0daef67d"/>
    </style:style>
    <style:style style:name="P76" style:family="paragraph" style:parent-style-name="Standard">
      <style:paragraph-properties fo:text-align="center" style:justify-single-word="false"/>
      <style:text-properties officeooo:paragraph-rsid="0db0d4d1"/>
    </style:style>
    <style:style style:name="P77" style:family="paragraph" style:parent-style-name="Standard">
      <style:paragraph-properties fo:text-align="center" style:justify-single-word="false"/>
      <style:text-properties officeooo:paragraph-rsid="0daa4aef"/>
    </style:style>
    <style:style style:name="P78" style:family="paragraph" style:parent-style-name="Standard">
      <style:paragraph-properties fo:text-align="center" style:justify-single-word="false"/>
      <style:text-properties officeooo:paragraph-rsid="0f7a4390"/>
    </style:style>
    <style:style style:name="P79" style:family="paragraph" style:parent-style-name="Standard">
      <style:paragraph-properties fo:text-align="center" style:justify-single-word="false"/>
      <style:text-properties officeooo:paragraph-rsid="0eb4913f"/>
    </style:style>
    <style:style style:name="P80" style:family="paragraph" style:parent-style-name="Standard">
      <style:paragraph-properties fo:text-align="center" style:justify-single-word="false"/>
      <style:text-properties officeooo:paragraph-rsid="0cc5fe5b"/>
    </style:style>
    <style:style style:name="P81" style:family="paragraph" style:parent-style-name="Standard">
      <style:paragraph-properties fo:text-align="center" style:justify-single-word="false"/>
      <style:text-properties officeooo:paragraph-rsid="0d1ec96e"/>
    </style:style>
    <style:style style:name="P82" style:family="paragraph" style:parent-style-name="Standard">
      <style:paragraph-properties fo:text-align="center" style:justify-single-word="false"/>
      <style:text-properties officeooo:paragraph-rsid="0d804757"/>
    </style:style>
    <style:style style:name="P83" style:family="paragraph" style:parent-style-name="Standard">
      <style:paragraph-properties fo:text-align="center" style:justify-single-word="false"/>
      <style:text-properties officeooo:paragraph-rsid="0dce9327"/>
    </style:style>
    <style:style style:name="P84" style:family="paragraph" style:parent-style-name="Footnote">
      <style:text-properties officeooo:paragraph-rsid="0f960a85"/>
    </style:style>
    <style:style style:name="P85" style:family="paragraph" style:parent-style-name="Standard">
      <style:text-properties officeooo:paragraph-rsid="0f936da8"/>
    </style:style>
    <style:style style:name="P86" style:family="paragraph" style:parent-style-name="Footnote">
      <style:text-properties officeooo:paragraph-rsid="0f9ba051"/>
    </style:style>
    <style:style style:name="P87" style:family="paragraph" style:parent-style-name="Footnote">
      <style:text-properties officeooo:paragraph-rsid="0fa0ab6e"/>
    </style:style>
    <style:style style:name="P88" style:family="paragraph" style:parent-style-name="Footnote">
      <style:text-properties officeooo:paragraph-rsid="0faa1a72" fo:background-color="transparent"/>
    </style:style>
    <style:style style:name="P89" style:family="paragraph" style:parent-style-name="Standard">
      <style:text-properties officeooo:paragraph-rsid="0fb13a96"/>
    </style:style>
    <style:style style:name="P9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96eb8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5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6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53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54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55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5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7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8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9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0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6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2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3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4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7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9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0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1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2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3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4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5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6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7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8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94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0fb1eef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1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8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9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fb1eef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font-size="8pt" style:font-size-asian="8pt" style:font-size-complex="8pt" loext:padding="0.049cm" loext:border="0.31pt solid #000000"/>
    </style:style>
    <style:style style:name="T24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6" style:family="text">
      <style:text-properties fo:language="en" fo:country="GB"/>
    </style:style>
    <style:style style:name="T247" style:family="text">
      <style:text-properties fo:language="en" fo:country="GB" officeooo:rsid="0e83c34e"/>
    </style:style>
    <style:style style:name="T248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9" style:family="text">
      <style:text-properties fo:language="en" fo:country="GB" officeooo:rsid="0f28d107"/>
    </style:style>
    <style:style style:name="T250" style:family="text">
      <style:text-properties officeooo:rsid="0f981b1c"/>
    </style:style>
    <style:style style:name="T251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90"><text:span text:style-name="Strong_20_Emphasis"><text:span text:style-name="T122">Checklist for installing </text:span></text:span><text:span text:style-name="Strong_20_Emphasis"><text:span text:style-name="T122"><text:user-field-get text:name="Distro">Ubuntu</text:user-field-get></text:span></text:span><text:span text:style-name="Strong_20_Emphasis"><text:span text:style-name="T122"><text:s/></text:span></text:span><text:span text:style-name="Strong_20_Emphasis"><text:span text:style-name="T123"><text:user-field-get text:name="Version">22.04 LTS</text:user-field-get></text:span></text:span><text:span text:style-name="Strong_20_Emphasis"><text:span text:style-name="T124"><text:note text:id="ftn1" text:note-class="footnote"><text:note-citation>1</text:note-citation><text:note-body><text:p text:style-name="P84"><text:span text:style-name="T163">LTS stands for Long-Term Support, and this April </text:span><text:span text:style-name="Strong_20_Emphasis"><text:span text:style-name="T89"><text:user-field-get style:data-style-name="N0" text:name="Releaseyear">2022</text:user-field-get></text:span></text:span><text:span text:style-name="T165"><text:s/></text:span><text:span text:style-name="Strong_20_Emphasis"><text:span text:style-name="T168"><text:user-field-get text:name="Distro">Ubuntu</text:user-field-get></text:span></text:span><text:span text:style-name="T164"><text:s/></text:span><text:span text:style-name="T169"><text:user-field-get text:name="Version">22.04 LTS</text:user-field-get></text:span><text:span text:style-name="T169"><text:s/></text:span><text:span text:style-name="Strong_20_Emphasis"><text:span text:style-name="T103"><text:user-field-get text:name="Edition">Desktop</text:user-field-get></text:span></text:span><text:span text:style-name="T163"><text:s/>(codenamed </text:span><text:span text:style-name="T167">j</text:span><text:span text:style-name="T163">ammy) will be </text:span><text:span text:style-name="T166">supported</text:span><text:span text:style-name="T163"> for five years until April 2027.</text:span></text:p></text:note-body></text:note></text:span></text:span><text:span text:style-name="Strong_20_Emphasis"><text:span text:style-name="T125"><text:s/></text:span></text:span><text:span text:style-name="Strong_20_Emphasis"><text:span text:style-name="T126"><text:user-field-get text:name="Edition">Desktop</text:user-field-get></text:span></text:span><text:span text:style-name="Strong_20_Emphasis"><text:span text:style-name="T127">.</text:span></text:span></text:p>
      <text:p text:style-name="P19"/>
      <text:p text:style-name="P9"><text:span text:style-name="T142">Fill in the </text:span><text:span text:style-name="Strong_20_Emphasis"><text:span text:style-name="T88"><text:s/></text:span></text:span><text:span text:style-name="Strong_20_Emphasis"><text:span text:style-name="T58">text box</text:span></text:span><text:span text:style-name="T142"> behind the </text:span><text:span text:style-name="T151">underlined</text:span><text:span text:style-name="T143"> </text:span><text:span text:style-name="T142">words, see [explanation]:</text:span></text:p>
      <text:p text:style-name="P7"><text:span text:style-name="Definition"><text:span text:style-name="T248">user</text:span></text:span><text:span text:style-name="T200"><text:tab/><text:tab/></text:span><text:span text:style-name="T210"> <text:tab/><text:tab/><text:tab/></text:span><text:span text:style-name="T201"><draw:control text:anchor-type="as-char" svg:y="-0.429cm" draw:z-index="5" draw:name="Gebruiker" draw:style-name="gr2" draw:text-style-name="P96" svg:width="6.002cm" svg:height="0.6cm" draw:control="control6"><svg:title>Gebruiker</svg:title><svg:desc>Volledige naam, bijv. Jan Stek</svg:desc></draw:control></text:span><text:span text:style-name="T201"><text:tab/></text:span><text:span text:style-name="T202">[</text:span><text:span text:style-name="T203">full </text:span><text:span text:style-name="T211">na</text:span><text:span text:style-name="T213">me,</text:span><text:span text:style-name="T211"> </text:span><text:span text:style-name="T213">e.g.</text:span><text:span text:style-name="T211"> </text:span><text:span text:style-name="T212">J</text:span><text:span text:style-name="T217">a</text:span><text:span text:style-name="T212">n </text:span><text:span text:style-name="T217">Jansen</text:span><text:span text:style-name="T218">]</text:span></text:p>
      <text:p text:style-name="P59"><text:span text:style-name="Definition"><text:span text:style-name="T216">USER</text:span></text:span><text:span text:style-name="Definition"><text:span text:style-name="T246">na</text:span></text:span><text:span text:style-name="Definition"><text:span text:style-name="T249">me</text:span></text:span><text:span text:style-name="T215"><text:tab/><text:tab/><text:tab/></text:span><text:span text:style-name="T215"><draw:control text:anchor-type="as-char" svg:y="-0.429cm" draw:z-index="14" draw:name="Gberuikersnaam 2" draw:style-name="gr2" draw:text-style-name="P96" svg:width="6.002cm" svg:height="0.6cm" draw:control="control15"><svg:title>Gebruikersnaam</svg:title><svg:desc>Korte naam, bijv. jan</svg:desc></draw:control></text:span><text:span text:style-name="T215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33">j</text:span><text:span text:style-name="T134">a</text:span><text:span text:style-name="T133">n</text:span><text:span text:style-name="T135">]</text:span></text:p>
      <text:p text:style-name="P6"><text:span text:style-name="Definition"><text:span text:style-name="T246">COMPUTERNA</text:span></text:span><text:span text:style-name="Definition"><text:span text:style-name="T249">me</text:span></text:span><text:span text:style-name="T219"><text:tab/></text:span><text:span text:style-name="T246"><draw:control text:anchor-type="as-char" svg:y="-0.429cm" draw:z-index="6" draw:name="Computernaam" draw:style-name="gr2" draw:text-style-name="P96" svg:width="6.002cm" svg:height="0.6cm" draw:control="control7"><svg:title>Computernaam</svg:title><svg:desc>Unieke naam van de computer</svg:desc></draw:control></text:span><text:span text:style-name="T246"><text:tab/></text:span><text:span text:style-name="T220">[</text:span><text:span text:style-name="T221">na</text:span><text:span text:style-name="T225">me of the</text:span><text:span text:style-name="T221"> compute</text:span><text:span text:style-name="T222">r, </text:span><text:span text:style-name="T225">e.g.</text:span><text:span text:style-name="T223"> </text:span><text:span text:style-name="T224">pc02</text:span><text:span text:style-name="T220">]</text:span></text:p>
      <text:p text:style-name="P10"><text:span text:style-name="Definition"><text:span text:style-name="T227">USER</text:span></text:span><text:span text:style-name="T226"><text:tab/><text:tab/></text:span><text:span text:style-name="T210"> <text:tab/><text:tab/><text:tab/></text:span><text:span text:style-name="T201"><draw:control text:anchor-type="as-char" svg:y="-0.429cm" draw:z-index="11" draw:name="Gebruiker 1" draw:style-name="gr2" draw:text-style-name="P96" svg:width="6.002cm" svg:height="0.6cm" draw:control="control12"><svg:title>Gebruiker</svg:title><svg:desc>Volledige naam, bijv. Jan Stek</svg:desc></draw:control></text:span><text:span text:style-name="T201"><text:tab/></text:span><text:span text:style-name="T202">[</text:span><text:span text:style-name="T204">full </text:span><text:span text:style-name="T205">na</text:span><text:span text:style-name="T206">me</text:span><text:span text:style-name="T205"> possibly </text:span><text:span text:style-name="T207">addit</text:span><text:span text:style-name="T209">i</text:span><text:span text:style-name="T207">onal </text:span><text:span text:style-name="T208">user</text:span><text:span text:style-name="T214">]</text:span></text:p>
      <text:p text:style-name="P89"><text:span text:style-name="Definition"><text:span text:style-name="T227">USERN</text:span></text:span><text:span text:style-name="Definition"><text:span text:style-name="T228">a</text:span></text:span><text:span text:style-name="Definition"><text:span text:style-name="T229">me</text:span></text:span><text:span text:style-name="Definition"><text:span text:style-name="T233"><text:tab/><text:tab/><text:tab/></text:span></text:span><text:span text:style-name="T215"><draw:control text:anchor-type="as-char" svg:y="-0.429cm" draw:z-index="12" draw:name="Gberuikersnaam 1" draw:style-name="gr2" draw:text-style-name="P96" svg:width="6.002cm" svg:height="0.6cm" draw:control="control13"><svg:title>Gebruikersnaam</svg:title><svg:desc>Korte naam, bijv. jan</svg:desc></draw:control></text:span><text:span text:style-name="T215"><text:tab/></text:span><text:span text:style-name="T231">[</text:span><text:span text:style-name="T232">user</text:span><text:span text:style-name="T230"> </text:span><text:span text:style-name="T235">na</text:span><text:span text:style-name="T236">me</text:span><text:span text:style-name="T235"> possibly </text:span><text:span text:style-name="T237">addit</text:span><text:span text:style-name="T239">i</text:span><text:span text:style-name="T237">onal </text:span><text:span text:style-name="T238">user</text:span><text:span text:style-name="T234">]</text:span></text:p>
      <text:p text:style-name="P8"><text:span text:style-name="T136">Replace the </text:span><text:span text:style-name="T150">underlined</text:span><text:span text:style-name="T136"> words in this checklist with those in the </text:span><text:span text:style-name="Strong_20_Emphasis"><text:span text:style-name="T28">te</text:span></text:span><text:span text:style-name="Strong_20_Emphasis"><text:span text:style-name="T46">x</text:span></text:span><text:span text:style-name="Strong_20_Emphasis"><text:span text:style-name="T28">t </text:span></text:span><text:span text:style-name="Strong_20_Emphasis"><text:span text:style-name="T46">box</text:span></text:span><text:span text:style-name="T136">.</text:span></text:p>
      <text:p text:style-name="P45"/>
      <text:p text:style-name="P45"/>
      <text:p text:style-name="P5"><text:span text:style-name="T146">Not yet on Linux?</text:span><text:span text:style-name="T137"><text:tab/></text:span><text:span text:style-name="T144"><text:tab/></text:span><text:span text:style-name="T145">Use</text:span><text:span text:style-name="T138"> </text:span><text:span text:style-name="Strong_20_Emphasis"><text:span text:style-name="T148">Checklist </text:span></text:span><text:span text:style-name="Strong_20_Emphasis"><text:span text:style-name="T149">transfer</text:span></text:span><text:span text:style-name="T138"> o</text:span><text:span text:style-name="T141">n</text:span><text:span text:style-name="T138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39"> </text:span><text:span text:style-name="T141">u</text:span><text:span text:style-name="T139">nder </text:span><text:span text:style-name="T147">Linux</text:span><text:span text:style-name="T140">.</text:span></text:p>
      <text:p text:style-name="P43"><text:span text:style-name="T170">New installation?</text:span><text:span text:style-name="T172"><text:tab/></text:span><text:span text:style-name="T174"></text:span><text:span text:style-name="T175"><text:tab/>Start at chapter</text:span><text:span text:style-name="T172"> </text:span><text:span text:style-name="T170"><text:bookmark-ref text:reference-format="page" text:ref-name="__RefNumPara__4009_1271708128">2</text:bookmark-ref></text:span><text:span text:style-name="T172"><text:s text:c="2"/></text:span><text:span text:style-name="T171"><text:bookmark-ref text:reference-format="text" text:ref-name="__RefNumPara__4009_1271708128">Perform installation</text:bookmark-ref></text:span><text:span text:style-name="T173">.</text:span></text:p>
      <text:p text:style-name="P26"/>
      <text:p text:style-name="P26"/>
      <text:list xml:id="list2553245652" text:style-name="L1">
        <text:list-item>
          <text:p text:style-name="P92"><text:bookmark-start text:name="__RefNumPara__4083_1271708128"/>Prepar<text:span text:style-name="T250">e </text:span>installatio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59"><draw:control text:anchor-type="as-char" draw:z-index="9" draw:name="Vorm3_0" draw:style-name="gr1" draw:text-style-name="P95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59"><draw:control text:anchor-type="as-char" draw:z-index="18" draw:name="Vorm3_ 1" draw:style-name="gr1" draw:text-style-name="P95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25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62"><text:span text:style-name="User_20_Entry"><text:span text:style-name="T90">Login any additional </text:span></text:span><text:span text:style-name="Definition"><text:span text:style-name="T245">USER</text:span></text:span><text:span text:style-name="User_20_Entry"><text:span text:style-name="T96">s</text:span></text:span><text:span text:style-name="User_20_Entry"><text:span text:style-name="T102"> </text:span></text:span><text:span text:style-name="User_20_Entry"><text:span text:style-name="T90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2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60"><draw:control text:anchor-type="as-char" draw:z-index="0" draw:name="Vorm4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60"/></text:span></text:p>
          </table:table-cell>
          <table:table-cell table:style-name="_31_._5f_Installatie_5f_voorbereiden.D3" office:value-type="string">
            <text:p text:style-name="P60"><text:span text:style-name="Strong_20_Emphasis"><text:span text:style-name="T29">Install </text:span></text:span><text:span text:style-name="Strong_20_Emphasis"><text:span text:style-name="T30">pa</text:span></text:span><text:span text:style-name="Strong_20_Emphasis"><text:span text:style-name="T47">ckage</text:span></text:span><text:span text:style-name="Strong_20_Emphasis"><text:span text:style-name="T30"> kz</text:span></text:span><text:span text:style-name="Strong_20_Emphasis"><text:span text:style-name="T30"><text:note text:id="ftn3" text:note-class="footnote"><text:note-citation>3</text:note-citation><text:note-body><text:p text:style-name="P64"><text:span text:style-name="T247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0">karelzimmer.nl</text:span></text:span></text:a><text:span text:style-name="T247">) for installing and managing Debian and Debian based systems like Ubuntu.</text:span></text:p></text:note-body></text:note></text:span></text:span><text:span text:style-name="Strong_20_Emphasis"><text:span text:style-name="T30">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4" office:value-type="string">
            <text:p text:style-name="P68"><text:span text:style-name="Strong_20_Emphasis"><text:span text:style-name="T53">P</text:span></text:span><text:span text:style-name="Strong_20_Emphasis"><text:span text:style-name="T30">ress the </text:span></text:span><text:span text:style-name="Strong_20_Emphasis"><text:span text:style-name="T34">Super</text:span></text:span><text:span text:style-name="Strong_20_Emphasis"><text:span text:style-name="T27"> </text:span></text:span><text:span text:style-name="Strong_20_Emphasis"><text:span text:style-name="T48">key</text:span></text:span><text:span text:style-name="Strong_20_Emphasis"><text:span text:style-name="T22"><text:note text:id="ftn4" text:note-class="footnote"><text:note-citation>4</text:note-citation><text:note-body><text:p text:style-name="P2">The <text:span text:style-name="T243">Super</text:span> key is the Windows key, Command key (Apple), or Magnifier key<text:span text:style-name="T161"> </text:span><text:span text:style-name="T162">(Chromebook)</text:span><text:span text:style-name="T161">.</text:span></text:p></text:note-body></text:note></text:span></text:span><text:span text:style-name="Strong_20_Emphasis"><text:span text:style-name="T32">, </text:span></text:span><text:span text:style-name="Strong_20_Emphasis"><text:span text:style-name="T35">type</text:span></text:span><text:span text:style-name="Strong_20_Emphasis"><text:span text:style-name="T36"> </text:span></text:span><text:span text:style-name="Strong_20_Emphasis"><text:span text:style-name="T64">ter</text:span></text:span><text:span text:style-name="Strong_20_Emphasis"><text:span text:style-name="T65">m</text:span></text:span><text:span text:style-name="Strong_20_Emphasis"><text:span text:style-name="T37"> </text:span></text:span><text:span text:style-name="Strong_20_Emphasis"><text:span text:style-name="T49">and click the </text:span></text:span><text:span text:style-name="Strong_20_Emphasis"><text:span text:style-name="T66">Terminal</text:span></text:span><text:span text:style-name="Strong_20_Emphasis"><text:span text:style-name="T49"> icon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29"/></text:span></text:p>
          </table:table-cell>
          <table:table-cell table:style-name="_31_._5f_Installatie_5f_voorbereiden.D5" office:value-type="string">
            <text:p text:style-name="P60"><text:span text:style-name="T12">Type, or copy and paste, these two commands, each followed by the</text:span><text:span text:style-name="Strong_20_Emphasis"><text:span text:style-name="T37"> </text:span></text:span><text:span text:style-name="Strong_20_Emphasis"><text:span text:style-name="T31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6" office:value-type="string">
            <text:p text:style-name="P71"><text:span text:style-name="User_20_Entry"><text:span text:style-name="T108">wget karelzimmer.nl/</text:span></text:span><text:span text:style-name="User_20_Entry"><text:span text:style-name="T109">kz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7" office:value-type="string">
            <text:p text:style-name="P71"><text:span text:style-name="User_20_Entry"><text:span text:style-name="T108">bash </text:span></text:span><text:span text:style-name="User_20_Entry"><text:span text:style-name="T109">kz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8" office:value-type="string">
            <text:p text:style-name="P54"><text:span text:style-name="Strong_20_Emphasis"><text:span text:style-name="T38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9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60"><draw:control text:anchor-type="as-char" draw:z-index="1" draw:name="Vorm6" draw:style-name="gr1" draw:text-style-name="P9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60"><draw:control text:anchor-type="as-char" draw:z-index="19" draw:name="Vorm 3" draw:style-name="gr1" draw:text-style-name="P95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61"><text:span text:style-name="Strong_20_Emphasis"><text:span text:style-name="T32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11" office:value-type="string">
            <text:p text:style-name="P68"><text:span text:style-name="Strong_20_Emphasis"><text:span text:style-name="T53">P</text:span></text:span><text:span text:style-name="Strong_20_Emphasis"><text:span text:style-name="T32">ress the</text:span></text:span><text:span text:style-name="Strong_20_Emphasis"><text:span text:style-name="T33"> </text:span></text:span><text:span text:style-name="Strong_20_Emphasis"><text:span text:style-name="T34">Super</text:span></text:span><text:span text:style-name="Strong_20_Emphasis"><text:span text:style-name="T32"> key, type </text:span></text:span><text:span text:style-name="Strong_20_Emphasis"><text:span text:style-name="T68">menu</text:span></text:span><text:span text:style-name="Strong_20_Emphasis"><text:span text:style-name="T32"> and click the </text:span></text:span><text:span text:style-name="Strong_20_Emphasis"><text:span text:style-name="T110">Install</text:span></text:span><text:span text:style-name="Strong_20_Emphasis"><text:span text:style-name="T111">ation</text:span></text:span><text:span text:style-name="Strong_20_Emphasis"><text:span text:style-name="T110"> menu</text:span></text:span><text:span text:style-name="Strong_20_Emphasis"><text:span text:style-name="T32"> icon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12" office:value-type="string">
            <text:p text:style-name="P53"><text:span text:style-name="Strong_20_Emphasis"><text:span text:style-name="T39">Select </text:span></text:span><text:span text:style-name="Strong_20_Emphasis"><text:span text:style-name="T69">1 - Prepar</text:span></text:span><text:span text:style-name="Strong_20_Emphasis"><text:span text:style-name="T72">e</text:span></text:span><text:span text:style-name="Strong_20_Emphasis"><text:span text:style-name="T69"> installation</text:span></text:span><text:span text:style-name="Strong_20_Emphasis"><text:span text:style-name="T52">. 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13" office:value-type="string">
            <text:p text:style-name="P54"><text:span text:style-name="Strong_20_Emphasis"><text:span text:style-name="T38">Follow the instructions on the screen.</text:span></text:span></text:p>
          </table:table-cell>
        </table:table-row>
      </table:table>
      <text:p text:style-name="P15"/>
      <text:list xml:id="list90257669996514" text:continue-numbering="true" text:style-name="L1">
        <text:list-item>
          <text:p text:style-name="P93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60"><draw:control text:anchor-type="as-char" draw:z-index="2" draw:name="Vorm9" draw:style-name="gr1" draw:text-style-name="P9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5"><text:span text:style-name="T152">Boot the computer from</text:span><text:span text:style-name="T160"><text:note text:id="ftn5" text:note-class="footnote"><text:note-citation>1</text:note-citation><text:note-body><text:p text:style-name="P88"><text:span text:style-name="T104">Boot menu/Setup via one of the </text:span><text:span text:style-name="T105">f</text:span><text:span text:style-name="T104">requently used keys:</text:span> Esc, Delete, F1, F2, <text:span text:style-name="T251">F9, </text:span>F10, F11, or F12.</text:p></text:note-body></text:note></text:span><text:span text:style-name="T152"> an</text:span><text:span text:style-name="T156"> </text:span><text:span text:style-name="Strong_20_Emphasis"><text:span text:style-name="T130"><text:user-field-get text:name="Distro">Ubuntu</text:user-field-get></text:span></text:span><text:span text:style-name="T159"><text:s/></text:span><text:span text:style-name="T131"><text:user-field-get text:name="Version">22.04 LTS</text:user-field-get></text:span><text:span text:style-name="T81"><text:s/></text:span><text:span text:style-name="Strong_20_Emphasis"><text:span text:style-name="T84"><text:user-field-get text:name="Edition">Desktop</text:user-field-get></text:span></text:span><text:span text:style-name="Strong_20_Emphasis"><text:span text:style-name="T84"><text:s/></text:span></text:span><text:span text:style-name="Strong_20_Emphasis"><text:span text:style-name="T85">L</text:span></text:span><text:span text:style-name="T81">ive</text:span><text:span text:style-name="T81"><text:note text:id="ftn6" text:note-class="footnote"><text:note-citation>2</text:note-citation><text:note-body><text:p text:style-name="P87"><text:span text:style-name="T17">From a Live USB stick (or DVD) you can boot and work with </text:span><text:span text:style-name="Strong_20_Emphasis"><text:span text:style-name="T168"><text:user-field-get text:name="Distro">Ubuntu</text:user-field-get></text:span></text:span><text:span text:style-name="Strong_20_Emphasis"><text:span text:style-name="T168"><text:s/></text:span></text:span><text:span text:style-name="T17">without modifying any files on the hard drive and also allows installation of </text:span><text:span text:style-name="Strong_20_Emphasis"><text:span text:style-name="T168"><text:user-field-get text:name="Distro">Ubuntu</text:user-field-get></text:span></text:span><text:span text:style-name="Strong_20_Emphasis"><text:span text:style-name="T168">.</text:span></text:span></text:p></text:note-body></text:note></text:span><text:span text:style-name="T152"> USB stick</text:span><text:span text:style-name="T82"><text:note text:id="ftn7" text:note-class="footnote"><text:note-citation>3</text:note-citation><text:note-body><text:p text:style-name="P86"><text:span text:style-name="Strong_20_Emphasis"><text:span text:style-name="T91">In a graphical working environment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41">releases.ubuntu.com</text:span></text:span></text:a><text:span text:style-name="Strong_20_Emphasis"><text:span text:style-name="T92">,</text:span></text:span><text:span text:style-name="Strong_20_Emphasis"><text:span text:style-name="T91"> click </text:span></text:span><text:span text:style-name="Strong_20_Emphasis"><text:span text:style-name="T97"><text:user-field-get text:name="Distro">Ubuntu</text:user-field-get></text:span></text:span><text:span text:style-name="Strong_20_Emphasis"><text:span text:style-name="T97"><text:s/></text:span></text:span><text:span text:style-name="Strong_20_Emphasis"><text:span text:style-name="T97"><text:user-field-get text:name="Version">22.04 LTS</text:user-field-get></text:span></text:span><text:span text:style-name="Strong_20_Emphasis"><text:span text:style-name="T97"><text:s/>(Jammy Jellyfish)</text:span></text:span><text:span text:style-name="Strong_20_Emphasis"><text:span text:style-name="T91">, and then click </text:span></text:span><text:span text:style-name="Strong_20_Emphasis"><text:span text:style-name="T95">behind </text:span></text:span><text:span text:style-name="Strong_20_Emphasis"><text:span text:style-name="T101">Desktop</text:span></text:span><text:span text:style-name="Strong_20_Emphasis"><text:span text:style-name="T100"> image</text:span></text:span><text:span text:style-name="Strong_20_Emphasis"><text:span text:style-name="T95"> on</text:span></text:span><text:span text:style-name="Strong_20_Emphasis"><text:span text:style-name="T91"> </text:span></text:span><text:span text:style-name="Strong_20_Emphasis"><text:span text:style-name="T97">64-bit PC (AMD64) desktop image</text:span></text:span><text:span text:style-name="Strong_20_Emphasis"><text:span text:style-name="T91">.</text:span></text:span></text:p><text:p text:style-name="P65"><text:span text:style-name="Strong_20_Emphasis"><text:span text:style-name="T91"><text:tab/>Insert a USB stick of at least 4 GB.<text:line-break/>Locate </text:span></text:span><text:span text:style-name="Strong_20_Emphasis"><text:span text:style-name="T98">disk</text:span></text:span><text:span text:style-name="Strong_20_Emphasis"><text:span text:style-name="T91"> and click the </text:span></text:span><text:span text:style-name="Strong_20_Emphasis"><text:span text:style-name="T97">Disks</text:span></text:span><text:span text:style-name="Strong_20_Emphasis"><text:span text:style-name="T91"> icon. Select the USB stick in the list of disks on the left and click </text:span></text:span><text:span text:style-name="Strong_20_Emphasis"><text:span text:style-name="T97">Disk </text:span></text:span><text:span text:style-name="Strong_20_Emphasis"><text:span text:style-name="T98">settings</text:span></text:span><text:span text:style-name="Strong_20_Emphasis"><text:span text:style-name="T91"> ⋮ (icon with the three dots) in the top right corner.</text:span></text:span></text:p><text:p text:style-name="P65"><text:span text:style-name="Strong_20_Emphasis"><text:span text:style-name="T91"><text:tab/>Choose </text:span></text:span><text:span text:style-name="Strong_20_Emphasis"><text:span text:style-name="T97">Restore Disk Image</text:span></text:span><text:span text:style-name="Strong_20_Emphasis"><text:span text:style-name="T91"> and select the CD image file (.iso) you just downloaded.</text:span></text:span></text:p><text:p text:style-name="P65"><text:span text:style-name="Strong_20_Emphasis"><text:span text:style-name="T93"><text:tab/>Click </text:span></text:span><text:span text:style-name="Strong_20_Emphasis"><text:span text:style-name="T99">Start Restore</text:span></text:span><text:span text:style-name="Strong_20_Emphasis"><text:span text:style-name="T93">, and then click </text:span></text:span><text:span text:style-name="Strong_20_Emphasis"><text:span text:style-name="T99">Restore</text:span></text:span><text:span text:style-name="Strong_20_Emphasis"><text:span text:style-name="T93">.</text:span></text:span></text:p><text:p text:style-name="P65"><text:span text:style-name="Strong_20_Emphasis"><text:span text:style-name="T93"><text:tab/>Or use the </text:span></text:span><text:span text:style-name="Strong_20_Emphasis"><text:span text:style-name="T99">Etcher</text:span></text:span><text:span text:style-name="Strong_20_Emphasis"><text:span text:style-name="T93"> program </text:span></text:span><text:span text:style-name="Strong_20_Emphasis"><text:span text:style-name="T94">(</text:span></text:span><text:a xlink:type="simple" xlink:href="https://www.balena.io/etcher/" text:style-name="Internet_20_link" text:visited-style-name="Visited_20_Internet_20_Link"><text:span text:style-name="Strong_20_Emphasis"><text:span text:style-name="T242">etcher.io</text:span></text:span></text:a><text:span text:style-name="Strong_20_Emphasis"><text:span text:style-name="T94">) </text:span></text:span><text:span text:style-name="Strong_20_Emphasis"><text:span text:style-name="T93">available for Windows, macOS, and Linux.</text:span></text:span></text:p></text:note-body></text:note></text:span><text:span text:style-name="T152"> or DVD.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2" office:value-type="string">
            <text:p text:style-name="P24"><text:span text:style-name="T132">Select</text:span><text:span text:style-name="Strong_20_Emphasis"><text:span text:style-name="T61"> </text:span></text:span><text:span text:style-name="Strong_20_Emphasis"><text:span text:style-name="T73">Try or I</text:span></text:span><text:span text:style-name="Strong_20_Emphasis"><text:span text:style-name="T74">n</text:span></text:span><text:span text:style-name="Strong_20_Emphasis"><text:span text:style-name="T75">stall Ubuntu</text:span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3" office:value-type="string">
            <text:p text:style-name="P24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60"><draw:control text:anchor-type="as-char" draw:z-index="15" draw:name="Vorm 5" draw:style-name="gr1" draw:text-style-name="P95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1"><text:span text:style-name="T154">C</text:span><text:span text:style-name="T155">lick</text:span><text:span text:style-name="T154"> </text:span><text:span text:style-name="T158">In</text:span><text:span text:style-name="T157">stall Ubuntu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><text:span text:style-name="Strong_20_Emphasis"><text:span text:style-name="T86"/></text:span></text:p>
          </table:table-cell>
          <table:table-cell table:style-name="_32_._5f_Installatie_5f_uitvoeren.C6" office:value-type="string">
            <text:p text:style-name="P54"><text:span text:style-name="Strong_20_Emphasis"><text:span text:style-name="T116">Follow the instructions on the </text:span></text:span><text:span text:style-name="Strong_20_Emphasis"><text:span text:style-name="T117">installation </text:span></text:span><text:span text:style-name="Strong_20_Emphasis"><text:span text:style-name="T116">screens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29"><draw:control text:anchor-type="as-char" draw:z-index="13" draw:name="Vorm 1" draw:style-name="gr1" draw:text-style-name="P95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2"><text:span text:style-name="T190">At</text:span><text:span text:style-name="T186"> </text:span><text:span text:style-name="T192">Who are you?</text:span><text:span text:style-name="Strong_20_Emphasis"><text:span text:style-name="T183">: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9" office:value-type="string">
            <text:p text:style-name="P13"><text:span text:style-name="Strong_20_Emphasis"><text:span text:style-name="T184">E</text:span></text:span><text:span text:style-name="T186">nter your </text:span><text:span text:style-name="T193">Your n</text:span><text:span text:style-name="T192">ame </text:span><text:span text:style-name="Definition"><text:span text:style-name="T13">USER</text:span></text:span><text:span text:style-name="Strong_20_Emphasis"><text:span text:style-name="T182">, <text:line-break/></text:span></text:span><text:span text:style-name="Strong_20_Emphasis"><text:span text:style-name="T188">Y</text:span></text:span><text:span text:style-name="Strong_20_Emphasis"><text:span text:style-name="T187">our computer</text:span></text:span><text:span text:style-name="Strong_20_Emphasis"><text:span text:style-name="T188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181">,<text:line-break/></text:span></text:span><text:span text:style-name="Strong_20_Emphasis"><text:span text:style-name="T189">Pick</text:span></text:span><text:span text:style-name="Strong_20_Emphasis"><text:span text:style-name="T187"> a username</text:span></text:span><text:span text:style-name="Strong_20_Emphasis"><text:span text:style-name="T181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181">, </text:span></text:span><text:span text:style-name="Strong_20_Emphasis"><text:span text:style-name="T185">and</text:span></text:span><text:span text:style-name="Strong_20_Emphasis"><text:span text:style-name="T181"><text:line-break/></text:span></text:span><text:span text:style-name="Strong_20_Emphasis"><text:span text:style-name="T180">enter a </text:span></text:span><text:span text:style-name="Strong_20_Emphasis"><text:span text:style-name="T191">password</text:span></text:span><text:span text:style-name="Strong_20_Emphasis"><text:span text:style-name="T180"> twice.</text:span></text:span></text:p>
          </table:table-cell>
        </table:table-row>
      </table:table>
      <text:p text:style-name="P46"><text:span text:style-name="Strong_20_Emphasis"><text:span text:style-name="T62"/></text:span></text:p>
      <text:list xml:id="list90256538007874" text:continue-numbering="true" text:style-name="L1">
        <text:list-item>
          <text:p text:style-name="P91"><text:span text:style-name="Strong_20_Emphasis"><text:span text:style-name="T80">Finish installation</text:span></text:span></text:p>
        </text:list-item>
      </text:list>
      <text:p text:style-name="P47"><text:span text:style-name="Strong_20_Emphasis"><text:span text:style-name="T2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0"><draw:control text:anchor-type="as-char" draw:z-index="3" draw:name="Vorm24" draw:style-name="gr1" draw:text-style-name="P9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0"><text:span text:style-name="Strong_20_Emphasis"><text:span text:style-name="T23">Log in as </text:span></text:span><text:span text:style-name="Definition"><text:span text:style-name="T10">USER</text:span></text:span><text:span text:style-name="Strong_20_Emphasis"><text:span text:style-name="T23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50"><text:span text:style-name="Strong_20_Emphasis"><text:span text:style-name="T63"/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42"><text:span text:style-name="Strong_20_Emphasis"><text:span text:style-name="T87"><draw:control text:anchor-type="as-char" draw:z-index="20" draw:name="Vorm4_ 1" draw:style-name="gr1" draw:text-style-name="P95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54"><text:span text:style-name="Strong_20_Emphasis"><text:span text:style-name="T118">Follow the instructions on the </text:span></text:span><text:span text:style-name="Strong_20_Emphasis"><text:span text:style-name="T119">welcome screens</text:span></text:span><text:span text:style-name="Strong_20_Emphasis"><text:span text:style-name="T118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60"><draw:control text:anchor-type="as-char" draw:z-index="7" draw:name="Vorm4_1" draw:style-name="gr1" draw:text-style-name="P95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6"><text:span text:style-name="Strong_20_Emphasis"><text:span text:style-name="T29">Install </text:span></text:span><text:span text:style-name="Strong_20_Emphasis"><text:span text:style-name="T30">pa</text:span></text:span><text:span text:style-name="Strong_20_Emphasis"><text:span text:style-name="T47">ckage</text:span></text:span><text:span text:style-name="Strong_20_Emphasis"><text:span text:style-name="T30"> kz</text:span></text:span><text:span text:style-name="Strong_20_Emphasis"><text:span text:style-name="T30"><text:note text:id="ftn8" text:note-class="footnote"><text:note-citation>1</text:note-citation><text:note-body><text:p text:style-name="P64"><text:span text:style-name="T247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0">karelzimmer.nl</text:span></text:span></text:a><text:span text:style-name="T247">) for installing and managing Debian and Debian based systems like Ubuntu.</text:span></text:p></text:note-body></text:note></text:span></text:span><text:span text:style-name="Strong_20_Emphasis"><text:span text:style-name="T30">: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6" office:value-type="string">
            <text:p text:style-name="P69"><text:span text:style-name="Strong_20_Emphasis"><text:span text:style-name="T54">P</text:span></text:span><text:span text:style-name="Strong_20_Emphasis"><text:span text:style-name="T30">ress the </text:span></text:span><text:span text:style-name="Strong_20_Emphasis"><text:span text:style-name="T34">Super</text:span></text:span><text:span text:style-name="Strong_20_Emphasis"><text:span text:style-name="T27"> </text:span></text:span><text:span text:style-name="Strong_20_Emphasis"><text:span text:style-name="T48">key</text:span></text:span><text:span text:style-name="Strong_20_Emphasis"><text:span text:style-name="T22"><text:note text:id="ftn9" text:note-class="footnote"><text:note-citation>2</text:note-citation><text:note-body><text:p text:style-name="P2">The <text:span text:style-name="T243">Super</text:span> key is the Windows key, Command key (Apple), or Magnifier key<text:span text:style-name="T161"> </text:span><text:span text:style-name="T162">(Chromebook)</text:span><text:span text:style-name="T161">.</text:span></text:p></text:note-body></text:note></text:span></text:span><text:span text:style-name="Strong_20_Emphasis"><text:span text:style-name="T32">, </text:span></text:span><text:span text:style-name="Strong_20_Emphasis"><text:span text:style-name="T35">type</text:span></text:span><text:span text:style-name="Strong_20_Emphasis"><text:span text:style-name="T36"> </text:span></text:span><text:span text:style-name="Strong_20_Emphasis"><text:span text:style-name="T64">ter</text:span></text:span><text:span text:style-name="Strong_20_Emphasis"><text:span text:style-name="T65">m</text:span></text:span><text:span text:style-name="Strong_20_Emphasis"><text:span text:style-name="T37"> </text:span></text:span><text:span text:style-name="Strong_20_Emphasis"><text:span text:style-name="T49">and click the </text:span></text:span><text:span text:style-name="Strong_20_Emphasis"><text:span text:style-name="T66">Terminal</text:span></text:span><text:span text:style-name="Strong_20_Emphasis"><text:span text:style-name="T49"> ico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29"/></text:span></text:p>
          </table:table-cell>
          <table:table-cell table:style-name="_33_._5f_Installatie_5f_afronden.C7" office:value-type="string">
            <text:p text:style-name="P66"><text:span text:style-name="T14">Type, or copy and paste, these two commands, each followed by the</text:span><text:span text:style-name="Strong_20_Emphasis"><text:span text:style-name="T37"> </text:span></text:span><text:span text:style-name="Strong_20_Emphasis"><text:span text:style-name="T31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8" office:value-type="string">
            <text:p text:style-name="P72"><text:span text:style-name="User_20_Entry"><text:span text:style-name="T108">wget karelzimmer.nl/</text:span></text:span><text:span text:style-name="User_20_Entry"><text:span text:style-name="T109">kz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9" office:value-type="string">
            <text:p text:style-name="P72"><text:span text:style-name="User_20_Entry"><text:span text:style-name="T108">bash </text:span></text:span><text:span text:style-name="User_20_Entry"><text:span text:style-name="T109">kz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10" office:value-type="string">
            <text:p text:style-name="P55"><text:span text:style-name="Strong_20_Emphasis"><text:span text:style-name="T38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11" office:value-type="string">
            <text:p text:style-name="P29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0"><draw:control text:anchor-type="as-char" draw:z-index="4" draw:name="Vorm37" draw:style-name="gr1" draw:text-style-name="P95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66"><text:span text:style-name="Strong_20_Emphasis"><text:span text:style-name="T43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3" office:value-type="string">
            <text:p text:style-name="P70"><text:span text:style-name="Strong_20_Emphasis"><text:span text:style-name="T55">P</text:span></text:span><text:span text:style-name="Strong_20_Emphasis"><text:span text:style-name="T43">ress the</text:span></text:span><text:span text:style-name="Strong_20_Emphasis"><text:span text:style-name="T42"> </text:span></text:span><text:span text:style-name="Strong_20_Emphasis"><text:span text:style-name="T34">Super</text:span></text:span><text:span text:style-name="Strong_20_Emphasis"><text:span text:style-name="T43"> key, type </text:span></text:span><text:span text:style-name="Strong_20_Emphasis"><text:span text:style-name="T70">menu</text:span></text:span><text:span text:style-name="Strong_20_Emphasis"><text:span text:style-name="T43"> and click the </text:span></text:span><text:span text:style-name="Strong_20_Emphasis"><text:span text:style-name="T112">Install</text:span></text:span><text:span text:style-name="Strong_20_Emphasis"><text:span text:style-name="T113">ation</text:span></text:span><text:span text:style-name="Strong_20_Emphasis"><text:span text:style-name="T112"> menu</text:span></text:span><text:span text:style-name="Strong_20_Emphasis"><text:span text:style-name="T43"> icon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29"/></text:span></text:p>
          </table:table-cell>
          <table:table-cell table:style-name="_33_._5f_Installatie_5f_afronden.C14" office:value-type="string">
            <text:p text:style-name="P67"><text:span text:style-name="Strong_20_Emphasis"><text:span text:style-name="T40">Se</text:span></text:span><text:span text:style-name="Strong_20_Emphasis"><text:span text:style-name="T50">lect</text:span></text:span><text:span text:style-name="Strong_20_Emphasis"><text:span text:style-name="T40"> </text:span></text:span><text:span text:style-name="Strong_20_Emphasis"><text:span text:style-name="T77">3</text:span></text:span><text:span text:style-name="Strong_20_Emphasis"><text:span text:style-name="T76"> - </text:span></text:span><text:span text:style-name="Strong_20_Emphasis"><text:span text:style-name="T78">Finish installatio</text:span></text:span><text:span text:style-name="Strong_20_Emphasis"><text:span text:style-name="T79">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5" office:value-type="string">
            <text:p text:style-name="P56"><text:span text:style-name="Strong_20_Emphasis"><text:span text:style-name="T38">Follow the instructions on the screen.</text:span></text:span></text:p>
          </table:table-cell>
        </table:table-row>
      </table:table>
      <text:p text:style-name="P47"><text:span text:style-name="Strong_20_Emphasis"><text:span text:style-name="T23"><text:tab/></text:span></text:span></text:p>
      <text:p text:style-name="P48"><text:span text:style-name="Strong_20_Emphasis"><text:span text:style-name="T41"/></text:span></text:p>
      <text:p text:style-name="P49"><text:span text:style-name="Strong_20_Emphasis"><text:span text:style-name="T38"/></text:span></text:p>
      <text:list xml:id="list90258296557899" text:continue-numbering="true" text:style-name="L1">
        <text:list-item>
          <text:p text:style-name="P94"><text:span text:style-name="Strong_20_Emphasis"><text:span text:style-name="T16">P</text:span></text:span><text:span text:style-name="Strong_20_Emphasis"><text:span text:style-name="T194">rovision user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60"><draw:control text:anchor-type="as-char" draw:z-index="8" draw:name="Vorm40_0" draw:style-name="gr1" draw:text-style-name="P95" svg:width="0.35cm" svg:height="0.35cm" draw:control="control9"/></text:span></text:span></text:p>
          </table:table-cell>
          <table:table-cell table:style-name="Tabel2.A1" office:value-type="string">
            <text:p text:style-name="P82"><text:span text:style-name="Strong_20_Emphasis"><text:span text:style-name="T60"><draw:control text:anchor-type="as-char" draw:z-index="16" draw:name="Vorm40_ 1" draw:style-name="gr1" draw:text-style-name="P95" svg:width="0.35cm" svg:height="0.35cm" draw:control="control17"/></text:span></text:span></text:p>
          </table:table-cell>
          <table:table-cell table:style-name="Tabel2.D1" office:value-type="string">
            <text:p text:style-name="P20"><text:span text:style-name="Strong_20_Emphasis"><text:span text:style-name="T24">Log in as</text:span></text:span><text:span text:style-name="Strong_20_Emphasis"><text:span text:style-name="T23"> </text:span></text:span><text:span text:style-name="Definition"><text:span text:style-name="T10">USER</text:span></text:span><text:span text:style-name="Strong_20_Emphasis"><text:span text:style-name="T44"><text:note text:id="ftn10" text:note-class="footnote"><text:note-citation>1</text:note-citation><text:note-body><text:p text:style-name="P63"><text:span text:style-name="User_20_Entry"><text:span text:style-name="T107">Login any additional </text:span></text:span><text:span text:style-name="Definition"><text:span text:style-name="T244">USER</text:span></text:span><text:span text:style-name="User_20_Entry"><text:span text:style-name="T106">s </text:span></text:span><text:span text:style-name="User_20_Entry"><text:span text:style-name="T107">and follow the same steps.</text:span></text:span></text:p></text:note-body></text:note></text:span></text:span><text:span text:style-name="Strong_20_Emphasis"><text:span text:style-name="T23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2" office:value-type="string">
            <text:p text:style-name="P31"/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2"><text:span text:style-name="Strong_20_Emphasis"><text:span text:style-name="T87"><draw:control text:anchor-type="as-char" draw:z-index="21" draw:name="Vorm4_ 2" draw:style-name="gr1" draw:text-style-name="P95" svg:width="0.35cm" svg:height="0.35cm" draw:control="control22"/></text:span></text:span></text:p>
          </table:table-cell>
          <table:table-cell table:style-name="Tabel2.D2" office:value-type="string">
            <text:p text:style-name="P30"><text:span text:style-name="Strong_20_Emphasis"><text:span text:style-name="T120">Follow the instructions on the </text:span></text:span><text:span text:style-name="Strong_20_Emphasis"><text:span text:style-name="T121">welcome screens</text:span></text:span><text:span text:style-name="Strong_20_Emphasis"><text:span text:style-name="T120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2" office:value-type="string">
            <text:p text:style-name="P31"/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60"><draw:control text:anchor-type="as-char" draw:z-index="10" draw:name="Vorm40_2" draw:style-name="gr1" draw:text-style-name="P95" svg:width="0.35cm" svg:height="0.35cm" draw:control="control11"/></text:span></text:span></text:p>
          </table:table-cell>
          <table:table-cell table:style-name="Tabel2.A1" office:value-type="string">
            <text:p text:style-name="P83"><text:span text:style-name="Strong_20_Emphasis"><text:span text:style-name="T60"><draw:control text:anchor-type="as-char" draw:z-index="17" draw:name="Vorm40_ 2" draw:style-name="gr1" draw:text-style-name="P95" svg:width="0.35cm" svg:height="0.35cm" draw:control="control18"/></text:span></text:span></text:p>
          </table:table-cell>
          <table:table-cell table:style-name="Tabel2.D5" office:value-type="string">
            <text:p text:style-name="P22"><text:span text:style-name="Strong_20_Emphasis"><text:span text:style-name="T45">Set up the </text:span></text:span><text:span text:style-name="Strong_20_Emphasis"><text:span text:style-name="T57">user</text:span></text:span><text:span text:style-name="Strong_20_Emphasis"><text:span text:style-name="T45">: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6" office:value-type="string">
            <text:p text:style-name="P25"><text:span text:style-name="Strong_20_Emphasis"><text:span text:style-name="T56">P</text:span></text:span><text:span text:style-name="Strong_20_Emphasis"><text:span text:style-name="T45">ress the </text:span></text:span><text:span text:style-name="Strong_20_Emphasis"><text:span text:style-name="T34">Super</text:span></text:span><text:span text:style-name="Strong_20_Emphasis"><text:span text:style-name="T45"> key</text:span></text:span><text:span text:style-name="Strong_20_Emphasis"><text:span text:style-name="T22"><text:note text:id="ftn11" text:note-class="footnote"><text:note-citation>2</text:note-citation><text:note-body><text:p text:style-name="P2">The <text:span text:style-name="T243">Super</text:span> key is the Windows key, Command key (Apple), or Magnifier key<text:span text:style-name="T161"> </text:span><text:span text:style-name="T162">(Chromebook)</text:span><text:span text:style-name="T161">.</text:span></text:p></text:note-body></text:note></text:span></text:span><text:span text:style-name="Strong_20_Emphasis"><text:span text:style-name="T45">, type </text:span></text:span><text:span text:style-name="Strong_20_Emphasis"><text:span text:style-name="T71">menu</text:span></text:span><text:span text:style-name="Strong_20_Emphasis"><text:span text:style-name="T45"> and click on the </text:span></text:span><text:span text:style-name="Strong_20_Emphasis"><text:span text:style-name="T114">Install</text:span></text:span><text:span text:style-name="Strong_20_Emphasis"><text:span text:style-name="T115">ation</text:span></text:span><text:span text:style-name="Strong_20_Emphasis"><text:span text:style-name="T114"> menu</text:span></text:span><text:span text:style-name="Strong_20_Emphasis"><text:span text:style-name="T45"> icon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7" office:value-type="string">
            <text:p text:style-name="P23"><text:span text:style-name="Strong_20_Emphasis"><text:span text:style-name="T51">Select</text:span></text:span><text:span text:style-name="Strong_20_Emphasis"><text:span text:style-name="T40"> </text:span></text:span><text:span text:style-name="Strong_20_Emphasis"><text:span text:style-name="T77">4 - </text:span></text:span><text:span text:style-name="Strong_20_Emphasis"><text:span text:style-name="T67">Provision user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8" office:value-type="string">
            <text:p text:style-name="P57"><text:span text:style-name="Strong_20_Emphasis"><text:span text:style-name="T38">Follow the instructions on the screen.</text:span></text:span></text:p>
          </table:table-cell>
        </table:table-row>
      </table:table>
      <text:p text:style-name="P32"/>
      <text:p text:style-name="P33"/>
      <text:p text:style-name="P44"><text:span text:style-name="T178">End of checklist,</text:span><text:span text:style-name="T179"> </text:span><text:span text:style-name="Strong_20_Emphasis"><text:span text:style-name="T128"><text:user-field-get text:name="Distro">Ubuntu</text:user-field-get></text:span></text:span><text:span text:style-name="T177"><text:s/></text:span><text:span text:style-name="T176"><text:user-field-get text:name="Version">22.04 LTS</text:user-field-get></text:span><text:span text:style-name="Strong_20_Emphasis"><text:span text:style-name="T129"><text:s/></text:span></text:span><text:span text:style-name="Strong_20_Emphasis"><text:span text:style-name="T83"><text:user-field-get text:name="Edition">Desktop</text:user-field-get></text:span></text:span><text:span text:style-name="Strong_20_Emphasis"><text:span text:style-name="T83"><text:s/></text:span></text:span><text:span text:style-name="T178">installation is complete.</text:span></text:p>
      <text:p text:style-name="P18"/>
      <text:p text:style-name="P11"><text:span text:style-name="Emphasis"><text:span text:style-name="T197">Written</text:span></text:span><text:span text:style-name="Emphasis"><text:span text:style-name="T195"> </text:span></text:span><text:span text:style-name="Emphasis"><text:span text:style-name="T197">by</text:span></text:span><text:span text:style-name="Emphasis"><text:span text:style-name="T195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96">Karel Zimmer</text:span></text:span></text:a><text:span text:style-name="Emphasis"><text:span text:style-name="T195">, </text:span></text:span><text:a xlink:type="simple" xlink:href="https://creativecommons.org/publicdomain/zero/1.0" text:style-name="Internet_20_link" text:visited-style-name="Visited_20_Internet_20_Link"><text:span text:style-name="Emphasis"><text:span text:style-name="T198">CC0 1.0 Universal</text:span></text:span></text:a><text:span text:style-name="Emphasis"><text:span text:style-name="T195">, </text:span></text:span><text:span text:style-name="Strong_20_Emphasis"><text:span text:style-name="T38"><text:user-field-get style:data-style-name="N0" text:name="Releaseyear">2022</text:user-field-get></text:span></text:span><text:span text:style-name="Strong_20_Emphasis"><text:span text:style-name="T38">-</text:span></text:span><text:span text:style-name="Strong_20_Emphasis"><text:span text:style-name="T38"><text:date style:data-style-name="N10111" text:date-value="2023-05-13T10:11:41.587769854" text:fixed="true">2023</text:date></text:span></text:span><text:span text:style-name="Emphasis"><text:span text:style-name="T19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08-21T09:02:55.854130019">21/08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21T09:02:55.657781833</dc:date>
    <meta:keyword>Installatie</meta:keyword>
    <meta:keyword>Checklist</meta:keyword>
    <meta:keyword>Linux</meta:keyword>
    <meta:editing-cycles>6773</meta:editing-cycles>
    <meta:editing-duration>P11DT21H30M27S</meta:editing-duration>
    <dc:creator>Karel Zimmer</dc:creator>
    <meta:printed-by>Karel Zimmer</meta:printed-by>
    <meta:print-date>2023-08-13T09:05:13.063696636</meta:print-date>
    <meta:document-statistic meta:table-count="4" meta:image-count="0" meta:object-count="0" meta:page-count="4" meta:paragraph-count="86" meta:word-count="636" meta:character-count="3884" meta:non-whitespace-character-count="3290"/>
    <meta:user-defined meta:name="Info 1"/>
    <meta:user-defined meta:name="Info 2"/>
    <meta:user-defined meta:name="Info 3"/>
    <meta:user-defined meta:name="Info 4"/>
  </office:meta>
</office:document-meta>
</file>